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Fidelity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810297" calcext:value-type="float">
            <text:p>0.0810297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612226" calcext:value-type="float">
            <text:p>0.612226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0826808" calcext:value-type="float">
            <text:p>0.0826808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721108" calcext:value-type="float">
            <text:p>0.00721108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204192" calcext:value-type="float">
            <text:p>0.20419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796692" calcext:value-type="float">
            <text:p>0.0796692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802008" calcext:value-type="float">
            <text:p>0.0080200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618538" calcext:value-type="float">
            <text:p>0.61853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685327" calcext:value-type="float">
            <text:p>0.068532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02036" calcext:value-type="float">
            <text:p>0.102036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575288" calcext:value-type="float">
            <text:p>0.00057528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96772" calcext:value-type="float">
            <text:p>0.19677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43719" calcext:value-type="float">
            <text:p>0.14371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156324" calcext:value-type="float">
            <text:p>0.015632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181059" calcext:value-type="float">
            <text:p>0.0018105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924629" calcext:value-type="float">
            <text:p>0.092462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842428" calcext:value-type="float">
            <text:p>0.00842428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1777" calcext:value-type="float">
            <text:p>0.1777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140933" calcext:value-type="float">
            <text:p>1.41E-0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200483" calcext:value-type="float">
            <text:p>0.0200483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14004" calcext:value-type="float">
            <text:p>0.14004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323567" calcext:value-type="float">
            <text:p>0.0323567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125383" calcext:value-type="float">
            <text:p>0.0125383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105354" calcext:value-type="float">
            <text:p>0.10535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243493" calcext:value-type="float">
            <text:p>0.024349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937212" calcext:value-type="float">
            <text:p>0.93721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324322" calcext:value-type="float">
            <text:p>0.0324322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174564" calcext:value-type="float">
            <text:p>0.017456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010121" calcext:value-type="float">
            <text:p>0.0001012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295771" calcext:value-type="float">
            <text:p>0.29577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625358" calcext:value-type="float">
            <text:p>0.0625358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243705" calcext:value-type="float">
            <text:p>0.00243705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0444912" calcext:value-type="float">
            <text:p>0.00444912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146854" calcext:value-type="float">
            <text:p>0.146854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358397" calcext:value-type="float">
            <text:p>0.35839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0597509" calcext:value-type="float">
            <text:p>0.000597509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990163" calcext:value-type="float">
            <text:p>0.0099016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0635" calcext:value-type="float">
            <text:p>0.10635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784653" calcext:value-type="float">
            <text:p>0.0078465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143064" calcext:value-type="float">
            <text:p>0.0143064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048606" calcext:value-type="float">
            <text:p>0.048606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414743" calcext:value-type="float">
            <text:p>0.41474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276226" calcext:value-type="float">
            <text:p>0.027622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134613" calcext:value-type="float">
            <text:p>0.00134613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11668" calcext:value-type="float">
            <text:p>0.01166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0780508" calcext:value-type="float">
            <text:p>0.000780508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312419" calcext:value-type="float">
            <text:p>0.312419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146947" calcext:value-type="float">
            <text:p>0.0146947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122879" calcext:value-type="float">
            <text:p>0.122879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136641" calcext:value-type="float">
            <text:p>0.0136641</text:p>
          </table:table-cell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51])" office:value-type="float" office:value="0.1160198182866" calcext:value-type="float">
            <text:p>0.11601981828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5:50:39.772621609</meta:creation-date>
    <dc:date>2023-02-13T06:28:00.768833485</dc:date>
    <meta:editing-duration>PT6M29S</meta:editing-duration>
    <meta:editing-cycles>2</meta:editing-cycles>
    <meta:generator>LibreOffice/7.3.7.2$Linux_X86_64 LibreOffice_project/30$Build-2</meta:generator>
    <meta:document-statistic meta:table-count="1" meta:cell-count="104" meta:object-count="0"/>
  </office:meta>
</office:document-meta>
</file>